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lunes </text:span><text:span text:style-name="T47">(08/09/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lunes </text:span><text:span text:style-name="T35">(08/09/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52-2014</text:span><text:span text:style-name="T8">; objeto</text:span> <text:span text:style-name="T58">- 500 UTILES MENORES MEDICO-QUIRURGICOS DE LABORATORIO, DENTALES Y DE VETERINARIA-BAJA LENGUA NO ESTERIL ADULTO</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